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35cm"/>
    </style:style>
    <style:style style:name="co2" style:family="table-column">
      <style:table-column-properties fo:break-before="auto" style:column-width="1.386cm"/>
    </style:style>
    <style:style style:name="co3" style:family="table-column">
      <style:table-column-properties fo:break-before="auto" style:column-width="6.853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3.517cm"/>
    </style:style>
    <style:style style:name="co6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Test Case Identifier</text:p>
          </table:table-cell>
          <table:table-cell table:style-name="ce1" office:value-type="string">
            <text:p>Test Item</text:p>
          </table:table-cell>
          <table:table-cell table:style-name="ce1" office:value-type="string">
            <text:p>Input Specification</text:p>
          </table:table-cell>
          <table:table-cell table:style-name="ce1" office:value-type="string">
            <text:p>Output specification</text:p>
          </table:table-cell>
          <table:table-cell table:style-name="ce1" office:value-type="string">
            <text:p>Eviromental needs</text:p>
          </table:table-cell>
          <table:table-cell table:number-columns-repeated="1019"/>
        </table:table-row>
        <table:table-row table:style-name="ro1">
          <table:table-cell office:value-type="string">
            <text:p>I1T1</text:p>
          </table:table-cell>
          <table:table-cell office:value-type="string">
            <text:p>Ride Manager -&gt; DBMS</text:p>
          </table:table-cell>
          <table:table-cell office:value-type="string">
            <text:p>Create a Ride Manager Object that writes a sample Ride object to DBMS</text:p>
          </table:table-cell>
          <table:table-cell office:value-type="string">
            <text:p>Check the successful of the operation</text:p>
          </table:table-cell>
          <table:table-cell office:value-type="string">
            <text:p>DBMS running</text:p>
          </table:table-cell>
          <table:table-cell table:number-columns-repeated="1019"/>
        </table:table-row>
        <table:table-row table:style-name="ro1">
          <table:table-cell office:value-type="string">
            <text:p>I1T2</text:p>
          </table:table-cell>
          <table:table-cell office:value-type="string">
            <text:p>Ride Manager -&gt; DBMS</text:p>
          </table:table-cell>
          <table:table-cell office:value-type="string">
            <text:p>Create a Ride Manager Object that writes a sample Report object to DBMS</text:p>
          </table:table-cell>
          <table:table-cell office:value-type="string">
            <text:p>Check the successful of the operation</text:p>
          </table:table-cell>
          <table:table-cell office:value-type="string">
            <text:p>DBMS running</text:p>
          </table:table-cell>
          <table:table-cell table:number-columns-repeated="1019"/>
        </table:table-row>
        <table:table-row table:style-name="ro2">
          <table:table-cell office:value-type="string">
            <text:p>I2T1</text:p>
          </table:table-cell>
          <table:table-cell office:value-type="string">
            <text:p>User Manager -&gt; DBMS</text:p>
          </table:table-cell>
          <table:table-cell office:value-type="string">
            <text:p>Create a User Manager that writes User Information into the DBMS </text:p>
          </table:table-cell>
          <table:table-cell office:value-type="string">
            <text:p>Check the successful of the operation</text:p>
          </table:table-cell>
          <table:table-cell office:value-type="string">
            <text:p>DBMS running</text:p>
          </table:table-cell>
          <table:table-cell table:number-columns-repeated="1019"/>
        </table:table-row>
        <table:table-row table:style-name="ro2">
          <table:table-cell office:value-type="string">
            <text:p>I2T2</text:p>
          </table:table-cell>
          <table:table-cell office:value-type="string">
            <text:p>User Manager -&gt; DBMS</text:p>
          </table:table-cell>
          <table:table-cell office:value-type="string">
            <text:p>Create a User Manager that update User Information into the DBMS </text:p>
          </table:table-cell>
          <table:table-cell office:value-type="string">
            <text:p>Check the successful of the operation</text:p>
          </table:table-cell>
          <table:table-cell office:value-type="string">
            <text:p>DBMS running, Existing User Information into DBMS</text:p>
          </table:table-cell>
          <table:table-cell table:number-columns-repeated="1019"/>
        </table:table-row>
        <table:table-row table:style-name="ro2">
          <table:table-cell office:value-type="string">
            <text:p>I2T3</text:p>
          </table:table-cell>
          <table:table-cell office:value-type="string">
            <text:p>User Manager -&gt; DBMS</text:p>
          </table:table-cell>
          <table:table-cell office:value-type="string">
            <text:p>Create a User Manager that requieres User Information from the DBMS </text:p>
          </table:table-cell>
          <table:table-cell office:value-type="string">
            <text:p>Check the correctness of the data obtained</text:p>
          </table:table-cell>
          <table:table-cell office:value-type="string">
            <text:p>DBMS running, Existing User Information into DBMS</text:p>
          </table:table-cell>
          <table:table-cell table:number-columns-repeated="1019"/>
        </table:table-row>
        <table:table-row table:style-name="ro2">
          <table:table-cell office:value-type="string">
            <text:p>I3T1</text:p>
          </table:table-cell>
          <table:table-cell office:value-type="string">
            <text:p>Request Manager -&gt; Ride Manager</text:p>
          </table:table-cell>
          <table:table-cell office:value-type="string">
            <text:p>Create a Request Manager that provides a Request to be managed to the Ride Manager</text:p>
          </table:table-cell>
          <table:table-cell office:value-type="string">
            <text:p>Check that the correct methods are called and manage correctly the request to build a ride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>
            <text:p>I3T2</text:p>
          </table:table-cell>
          <table:table-cell office:value-type="string">
            <text:p>Request Manager -&gt; Ride Manager</text:p>
          </table:table-cell>
          <table:table-cell office:value-type="string">
            <text:p>Create a Request Manager that submit a Report to the Ride Manager</text:p>
          </table:table-cell>
          <table:table-cell office:value-type="string">
            <text:p>Check that the correct methods are called and the Report is submit (if there is a associated pending Ride)</text:p>
          </table:table-cell>
          <table:table-cell office:value-type="string">
            <text:p>I1T2 Sucessful</text:p>
          </table:table-cell>
          <table:table-cell table:number-columns-repeated="1019"/>
        </table:table-row>
        <table:table-row table:style-name="ro2">
          <table:table-cell office:value-type="string">
            <text:p>I4T1</text:p>
          </table:table-cell>
          <table:table-cell office:value-type="string">
            <text:p>Ride Manager -&gt; Queue Manager</text:p>
          </table:table-cell>
          <table:table-cell office:value-type="string">
            <text:p>Create a Ride Manager that request a Taxi Driver from the Queue Manager</text:p>
          </table:table-cell>
          <table:table-cell office:value-type="string">
            <text:p>Check that the correct methods are called and the returned object (if any) is correct</text:p>
          </table:table-cell>
          <table:table-cell office:value-type="string">
            <text:p>I6T1 Sucessfu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I5T1</text:p>
          </table:table-cell>
          <table:table-cell office:value-type="string">
            <text:p>Ride Manager -&gt; Notification Manager</text:p>
          </table:table-cell>
          <table:table-cell office:value-type="string">
            <text:p>Create a Ride Manager and a Client Message to be send by the Notification Manager</text:p>
          </table:table-cell>
          <table:table-cell office:value-type="string">
            <text:p>Check that the Message is sent to the correct Client</text:p>
          </table:table-cell>
          <table:table-cell office:value-type="string">
            <text:p>I11T1 Sucessful</text:p>
          </table:table-cell>
          <table:table-cell table:number-columns-repeated="1019"/>
        </table:table-row>
        <table:table-row table:style-name="ro2">
          <table:table-cell office:value-type="string">
            <text:p>I6T1</text:p>
          </table:table-cell>
          <table:table-cell office:value-type="string">
            <text:p>Queue Manager -&gt; Notification Manager</text:p>
          </table:table-cell>
          <table:table-cell office:value-type="string">
            <text:p>Create a Ride Manager and a Ride Request to be send to the Taxi Driver by the Notification Manager</text:p>
          </table:table-cell>
          <table:table-cell office:value-type="string">
            <text:p>Check that the Request is provided to the correct Taxi Driver</text:p>
          </table:table-cell>
          <table:table-cell office:value-type="string">
            <text:p>I11T1 Sucessful</text:p>
          </table:table-cell>
          <table:table-cell table:number-columns-repeated="1019"/>
        </table:table-row>
        <table:table-row table:style-name="ro2">
          <table:table-cell office:value-type="string">
            <text:p>I7T1</text:p>
          </table:table-cell>
          <table:table-cell office:value-type="string">
            <text:p>RESTful API -&gt; Request Manager</text:p>
          </table:table-cell>
          <table:table-cell office:value-type="string">
            <text:p>Create a RESTful Interface that should redirect the received request to the Request Manager (in this test we create a typical Request Object)</text:p>
          </table:table-cell>
          <table:table-cell office:value-type="string">
            <text:p>Check the correct redirect method is called 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>
            <text:p>I7T2</text:p>
          </table:table-cell>
          <table:table-cell office:value-type="string">
            <text:p>RESTful API -&gt; Request Manager</text:p>
          </table:table-cell>
          <table:table-cell office:value-type="string">
            <text:p>Create a RESTful Interface that should redirect the received request to the Request Manager (in this test we create a typical Report Object)</text:p>
          </table:table-cell>
          <table:table-cell office:value-type="string">
            <text:p>Check the correct redirect method is called </text:p>
          </table:table-cell>
          <table:table-cell office:value-type="string">
            <text:p>I3T2 Sucessful</text:p>
          </table:table-cell>
          <table:table-cell table:number-columns-repeated="1019"/>
        </table:table-row>
        <table:table-row table:style-name="ro2">
          <table:table-cell office:value-type="string">
            <text:p>I8T1</text:p>
          </table:table-cell>
          <table:table-cell office:value-type="string">
            <text:p>RESTful API -&gt; User Manager</text:p>
          </table:table-cell>
          <table:table-cell office:value-type="string">
            <text:p>Create a RESTful Interface that should redirect the received User request to the User Manager (in this test we create a typical New User Object)</text:p>
          </table:table-cell>
          <table:table-cell office:value-type="string">
            <text:p>Check the correct redirect method is called </text:p>
          </table:table-cell>
          <table:table-cell office:value-type="string">
            <text:p>I2T1 Sucessful</text:p>
          </table:table-cell>
          <table:table-cell table:number-columns-repeated="1019"/>
        </table:table-row>
        <table:table-row table:style-name="ro2">
          <table:table-cell office:value-type="string">
            <text:p>I8T2</text:p>
          </table:table-cell>
          <table:table-cell office:value-type="string">
            <text:p>RESTful API -&gt; User Manager</text:p>
          </table:table-cell>
          <table:table-cell office:value-type="string">
            <text:p>Create a RESTful Interface that should redirect the received User request to the User Manager (in this test we create a typical Edit User Object)</text:p>
          </table:table-cell>
          <table:table-cell office:value-type="string">
            <text:p>Check the correct redirect method is called </text:p>
          </table:table-cell>
          <table:table-cell office:value-type="string">
            <text:p>I2T2 Sucessful</text:p>
          </table:table-cell>
          <table:table-cell table:number-columns-repeated="1019"/>
        </table:table-row>
        <table:table-row table:style-name="ro2">
          <table:table-cell office:value-type="string">
            <text:p>I8T3</text:p>
          </table:table-cell>
          <table:table-cell office:value-type="string">
            <text:p>RESTful API -&gt; User Manager</text:p>
          </table:table-cell>
          <table:table-cell office:value-type="string">
            <text:p>Create a RESTful Interface that should redirect the received User request to the User Manager (in this test we create a typical Request Information Object)</text:p>
          </table:table-cell>
          <table:table-cell office:value-type="string">
            <text:p>Check the correct redirect method is called </text:p>
          </table:table-cell>
          <table:table-cell office:value-type="string">
            <text:p>I2T3 Sucessful</text:p>
          </table:table-cell>
          <table:table-cell table:number-columns-repeated="1019"/>
        </table:table-row>
        <table:table-row table:style-name="ro2">
          <table:table-cell office:value-type="string">
            <text:p>I9T1</text:p>
          </table:table-cell>
          <table:table-cell office:value-type="string">
            <text:p>RESTful API -&gt; Queue Manager</text:p>
          </table:table-cell>
          <table:table-cell office:value-type="string">
            <text:p>Create a RESTful Interface that should redirect the received a Taxi Availability change (in this test we create a typical Taxi Object or a Reply to a Notification)</text:p>
          </table:table-cell>
          <table:table-cell office:value-type="string">
            <text:p>Check the correct redirect method is called 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2">
          <table:table-cell office:value-type="string">
            <text:p>I10T1</text:p>
          </table:table-cell>
          <table:table-cell office:value-type="string">
            <text:p>Client -&gt; RESTful API</text:p>
          </table:table-cell>
          <table:table-cell office:value-type="string">
            <text:p>Create a Mock Client Application that send throught RESTful API User Informations to be elaborated (Login, Signup, Manage User Information )</text:p>
          </table:table-cell>
          <table:table-cell office:value-type="string">
            <text:p>Check that the correct methods are called</text:p>
          </table:table-cell>
          <table:table-cell office:value-type="string">
            <text:p>I8T1, I8T2, I8T3 Sucessful</text:p>
          </table:table-cell>
          <table:table-cell table:number-columns-repeated="1019"/>
        </table:table-row>
        <table:table-row table:style-name="ro2">
          <table:table-cell office:value-type="string">
            <text:p>I10T2</text:p>
          </table:table-cell>
          <table:table-cell office:value-type="string">
            <text:p>Client -&gt; RESTful API</text:p>
          </table:table-cell>
          <table:table-cell office:value-type="string">
            <text:p>Create a Mock Client Application that send throught RESTful API a Report against another User</text:p>
          </table:table-cell>
          <table:table-cell office:value-type="string">
            <text:p>Check that the correct methods are called</text:p>
          </table:table-cell>
          <table:table-cell office:value-type="string">
            <text:p>I7T2 Sucessful</text:p>
          </table:table-cell>
          <table:table-cell table:number-columns-repeated="1019"/>
        </table:table-row>
        <table:table-row table:style-name="ro2">
          <table:table-cell office:value-type="string">
            <text:p>I10T3</text:p>
          </table:table-cell>
          <table:table-cell office:value-type="string">
            <text:p>Client -&gt; RESTful API</text:p>
          </table:table-cell>
          <table:table-cell office:value-type="string">
            <text:p>Create a Mock Customer Application that request, throught RESTful API a Taxi Ride (or a Edit Request)</text:p>
          </table:table-cell>
          <table:table-cell office:value-type="string">
            <text:p>Check that the correct methods are called</text:p>
          </table:table-cell>
          <table:table-cell office:value-type="string">
            <text:p>I7T1 Sucessful</text:p>
          </table:table-cell>
          <table:table-cell table:number-columns-repeated="1019"/>
        </table:table-row>
        <table:table-row table:style-name="ro2">
          <table:table-cell office:value-type="string">
            <text:p>I10T4</text:p>
          </table:table-cell>
          <table:table-cell office:value-type="string">
            <text:p>Client -&gt; RESTful API</text:p>
          </table:table-cell>
          <table:table-cell office:value-type="string">
            <text:p>Create a Mock Taxi Driver Application that send throught RESTful API a Reply to a Notification</text:p>
          </table:table-cell>
          <table:table-cell office:value-type="string">
            <text:p>Check that the correct methods are called</text:p>
          </table:table-cell>
          <table:table-cell office:value-type="string">
            <text:p>I9T1 Sucessful</text:p>
          </table:table-cell>
          <table:table-cell table:number-columns-repeated="1019"/>
        </table:table-row>
        <table:table-row table:style-name="ro2">
          <table:table-cell office:value-type="string">
            <text:p>I10T5</text:p>
          </table:table-cell>
          <table:table-cell office:value-type="string">
            <text:p>Client -&gt; RESTful API</text:p>
          </table:table-cell>
          <table:table-cell office:value-type="string">
            <text:p>Create a Mock Taxi Driver Application that send throught RESTful API a Availability Change</text:p>
          </table:table-cell>
          <table:table-cell office:value-type="string">
            <text:p>Check that the correct methods are called</text:p>
          </table:table-cell>
          <table:table-cell office:value-type="string">
            <text:p>I9T1 Sucessful</text:p>
          </table:table-cell>
          <table:table-cell table:number-columns-repeated="1019"/>
        </table:table-row>
        <table:table-row table:style-name="ro2">
          <table:table-cell office:value-type="string">
            <text:p>I11T1</text:p>
          </table:table-cell>
          <table:table-cell office:value-type="string">
            <text:p>Notification Manager -&gt; Client</text:p>
          </table:table-cell>
          <table:table-cell office:value-type="string">
            <text:p>Create a Notification Manager Object that send a Notification to the Client Application</text:p>
          </table:table-cell>
          <table:table-cell office:value-type="string">
            <text:p>Check the Notification reached the client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it" number:country="IT">
      <number:number number:min-integer-digits="1"/>
    </number:number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20/01/2016</text:date>, <text:time>10.09.0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yX Document</dc:title>
    <dc:date>2016-01-20T10:09:07.99</dc:date>
    <dc:creator>Daniele Grattarola</dc:creator>
    <meta:generator>OpenOffice/4.1.1$Win32 OpenOffice.org_project/411m6$Build-9775</meta:generator>
    <meta:editing-duration>PT1H20M26S</meta:editing-duration>
    <meta:editing-cycles>1</meta:editing-cycles>
    <meta:document-statistic meta:table-count="1" meta:cell-count="115" meta:object-count="0"/>
  </office:meta>
</office:document-meta>
</file>